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a0920" officeooo:paragraph-rsid="000a0920"/>
    </style:style>
    <style:style style:name="T1" style:family="text">
      <style:text-properties style:font-size-asian="10.5pt" style:border-line-width-top="0.012cm 0.012cm 0.012cm" fo:padding-left="0.349cm" fo:padding-right="0.25cm" fo:padding-top="0.45cm" fo:padding-bottom="0.15cm" fo:border-left="2.81pt dashed #ff9900" fo:border-right="4.79pt solid #0000ff" fo:border-top="1.05pt double #6666ff" fo:border-bottom="4.79pt dotted #ff0000" style:shadow="none"/>
    </style:style>
    <style:style style:name="T2" style:family="text">
      <style:text-properties style:font-size-asian="10.5pt" style:border-line-width-top="0.012cm 0.012cm 0.012cm" fo:padding-left="0.55cm" fo:padding-right="0.25cm" fo:padding-top="0.45cm" fo:padding-bottom="0.15cm" fo:border-left="2.81pt dashed #ff9900" fo:border-right="4.79pt solid #0000ff" fo:border-top="1.05pt double #6666ff" fo:border-bottom="4.79pt dotted #ff0000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ssssss</text:span>s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3:28:14.715966219</meta:creation-date>
    <dc:date>2013-09-05T13:52:07.585351446</dc:date>
    <meta:editing-duration>PT2M15S</meta:editing-duration>
    <meta:editing-cycles>3</meta:editing-cycles>
    <meta:generator>LibreOffice/4.2.0.0.alpha0$Linux_x86 LibreOffice_project/acf9ccf756963065ffbd2f067f234319b794cc8e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